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B000002801E634A1A.jpg"/>
  <manifest:file-entry manifest:media-type="image/jpeg" manifest:full-path="Pictures/10000000000001C200000258334CB43F.jpg"/>
  <manifest:file-entry manifest:media-type="image/jpeg" manifest:full-path="Pictures/1000000000000280000001AB4AC168CA.jpg"/>
  <manifest:file-entry manifest:media-type="image/jpeg" manifest:full-path="Pictures/10000000000001F400000106E67B901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912cm" svg:height="10.517cm" svg:x="2.088cm" svg:y="0.6cm">
          <draw:image xlink:href="Pictures/10000000000001C200000258334CB43F.jpg" xlink:type="simple" xlink:show="embed" xlink:actuate="onLoad">
            <text:p/>
          </draw:image>
        </draw:frame>
        <draw:frame draw:style-name="gr1" draw:text-style-name="P1" draw:layer="layout" svg:width="13.228cm" svg:height="6.931cm" svg:x="13cm" svg:y="11.969cm">
          <draw:image xlink:href="Pictures/10000000000001F400000106E67B9016.jpg" xlink:type="simple" xlink:show="embed" xlink:actuate="onLoad">
            <text:p/>
          </draw:image>
        </draw:frame>
        <draw:frame draw:style-name="gr1" draw:text-style-name="P1" draw:layer="layout" svg:width="14.9cm" svg:height="10cm" svg:x="14.4cm" svg:y="0.7cm">
          <draw:image xlink:href="Pictures/1000000000000280000001AB4AC168CA.jpg" xlink:type="simple" xlink:show="embed" xlink:actuate="onLoad">
            <text:p/>
          </draw:image>
        </draw:frame>
        <draw:frame draw:style-name="gr1" draw:text-style-name="P1" draw:layer="layout" svg:width="6.2cm" svg:height="8.917cm" svg:x="5.1cm" svg:y="11.9cm">
          <draw:image xlink:href="Pictures/10000000000001AB000002801E634A1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Korneffel</meta:initial-creator>
    <meta:creation-date>2014-02-25T16:51:45.04</meta:creation-date>
    <dc:date>2014-02-25T17:17:03.47</dc:date>
    <dc:creator>Martin Korneffel</dc:creator>
    <meta:editing-duration>PT25M18S</meta:editing-duration>
    <meta:editing-cycles>2</meta:editing-cycles>
    <meta:generator>OpenOffice/4.0.0$Win32 OpenOffice.org_project/400m3$Build-9702</meta:generator>
    <meta:printed-by>Martin Korneffel</meta:printed-by>
    <meta:print-date>2014-02-25T17:07:04.68</meta:print-date>
    <meta:document-statistic meta:object-count="4"/>
  </office:meta>
</office:document-meta>
</file>